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2.42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able – 1</text:p>
          </table:table-cell>
          <table:table-cell office:value-type="string" calcext:value-type="string">
            <text:p>Haji Informati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ji Code / Haji User Name / User I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ji Na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te of birth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thers na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thers na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ssport 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sent addr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manent addr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hoto 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able – 2</text:p>
          </table:table-cell>
          <table:table-cell office:value-type="string" calcext:value-type="string">
            <text:p>Commission Age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de / User Name / User I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bile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dr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ssport 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able – 3</text:p>
          </table:table-cell>
          <table:table-cell office:value-type="string" calcext:value-type="string">
            <text:p>Receivable Entr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ucher 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ji Code / Haji User Name / User I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de / User Name / User I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mou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mmission Amount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able – 4</text:p>
          </table:table-cell>
          <table:table-cell office:value-type="string" calcext:value-type="string">
            <text:p>voucha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ucher i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ucher 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come Cod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_Mod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nk Na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anch Na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que No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que Da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mount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able – 4</text:p>
          </table:table-cell>
          <table:table-cell office:value-type="string" calcext:value-type="string">
            <text:p>Expense Main Head</text:p>
          </table:table-cell>
          <table:table-cell/>
        </table:table-row>
        <table:table-row table:style-name="ro1" table:number-rows-repeated="8">
          <table:table-cell table:number-columns-repeated="3"/>
        </table:table-row>
        <table:table-row table:style-name="ro1">
          <table:table-cell office:value-type="string" calcext:value-type="string">
            <text:p>Table – 5</text:p>
          </table:table-cell>
          <table:table-cell office:value-type="string" calcext:value-type="string">
            <text:p>Expense Sub Hea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_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in_cod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-cod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_Mod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que No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nk Na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mount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Income Hea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come Cod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9">00/00/0000</text:date>, <text:time style:data-style-name="N2" text:time-value="19:27:51.8907540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3T14:22:32.763166853</meta:creation-date>
    <dc:date>2015-12-19T19:57:21.194296799</dc:date>
    <meta:editing-duration>PT36M6S</meta:editing-duration>
    <meta:editing-cycles>3</meta:editing-cycles>
    <meta:generator>LibreOffice/4.2.8.2$Linux_x86 LibreOffice_project/420m0$Build-2</meta:generator>
    <meta:document-statistic meta:table-count="1" meta:cell-count="56" meta:object-count="0"/>
  </office:meta>
</office:document-meta>
</file>